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edb01" officeooo:paragraph-rsid="00d1a55f"/>
    </style:style>
    <style:style style:name="P3" style:family="paragraph" style:parent-style-name="Text_20_body">
      <style:text-properties officeooo:rsid="00d0c71b" officeooo:paragraph-rsid="00d0c71b"/>
    </style:style>
    <style:style style:name="P4" style:family="paragraph" style:parent-style-name="Text_20_body">
      <style:text-properties officeooo:rsid="009d1592" officeooo:paragraph-rsid="00d1a55f"/>
    </style:style>
    <style:style style:name="P5" style:family="paragraph" style:parent-style-name="Heading_20_2">
      <style:text-properties officeooo:rsid="00cedb01" officeooo:paragraph-rsid="00c8949f"/>
    </style:style>
    <style:style style:name="T1" style:family="text">
      <style:text-properties officeooo:rsid="009406ed"/>
    </style:style>
    <style:style style:name="T2" style:family="text">
      <style:text-properties officeooo:rsid="00c8949f"/>
    </style:style>
    <style:style style:name="T3" style:family="text">
      <style:text-properties officeooo:rsid="00d0281f"/>
    </style:style>
    <style:style style:name="T4" style:family="text">
      <style:text-properties officeooo:rsid="00d0c71b"/>
    </style:style>
    <style:style style:name="T5" style:family="text">
      <style:text-properties officeooo:rsid="00cedb01"/>
    </style:style>
    <style:style style:name="T6" style:family="text">
      <style:text-properties officeooo:rsid="00d1a55f"/>
    </style:style>
    <style:style style:name="T7" style:family="text">
      <style:text-properties officeooo:rsid="00d30bea"/>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Linux build notes</text:h>
      <text:p text:style-name="P1">190<text:span text:style-name="T1">611</text:span>, updated <text:span text:style-name="T7">16</text:span>.<text:span text:style-name="T7">7</text:span>.2019/pekka</text:p>
      <text:p text:style-name="P3">Build is cmake based, so anything which can work with it should do just fine. The cmake is like preprocessor for make files. One writes build instructions in cmake syntax in <text:span text:style-name="T5">CmakeLists.txt </text:span>file, and cmake will generate the make files for actual build system to use. It can generate many different ones. <text:span text:style-name="T5">You can as well build with cmake from command line, or use Eclipse, other IDE, etc. </text:span>QTCreator is an exception, it can use <text:span text:style-name="T5">CmakeLists.txt </text:span>directly. <text:span text:style-name="T5">The cmake version should not make much difference, the projects </text:span>here <text:span text:style-name="T5">do not use the new cmake features.</text:span></text:p>
      <text:h text:style-name="Heading_20_3" text:outline-level="3">QT creator is <text:span text:style-name="T6">good</text:span></text:h>
      <text:p text:style-name="P2">I have used QT creator 4.0.1, QT <text:s/>5.6 and cmake for <text:span text:style-name="T3">Linux</text:span> builds. To build a project, <text:span text:style-name="T4">start QT creator and </text:span>open CmakeLists.txt file from project’s root folder. QT creator is easy to set up and use, and works well. <text:span text:style-name="T6">I appreciate easy debugging and it pointing out the build error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7-15T17:23:24.337267215</dc:date>
    <meta:editing-duration>PT6H6M29S</meta:editing-duration>
    <meta:editing-cycles>170</meta:editing-cycles>
    <meta:generator>LibreOffice/6.2.4.2$Linux_X86_64 LibreOffice_project/20$Build-2</meta:generator>
    <meta:document-statistic meta:table-count="0" meta:image-count="0" meta:object-count="0" meta:page-count="1" meta:paragraph-count="5" meta:word-count="156" meta:character-count="898" meta:non-whitespace-character-count="746"/>
  </office:meta>
</office:document-meta>
</file>